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554cm" fo:min-width="3.30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dash" draw:stroke-dash="Dot_20__28_Rounded_29_" svg:stroke-width="0.1cm" svg:stroke-color="#000000" draw:marker-start-width="0.35cm" draw:marker-end-width="0.35cm" svg:stroke-linecap="round" draw:fill="none" draw:textarea-horizontal-align="justify" draw:textarea-vertical-align="middle" draw:auto-grow-height="false" fo:min-height="13.162cm" fo:min-width="3.912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Dot_20__28_Rounded_29_" svg:stroke-width="0.1cm" svg:stroke-color="#000000" draw:marker-start-width="0.35cm" draw:marker-end-width="0.35cm" svg:stroke-linecap="round" draw:fill="none" draw:textarea-horizontal-align="justify" draw:textarea-vertical-align="middle" draw:auto-grow-height="false" fo:min-height="12.284cm" fo:min-width="13.03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554cm" fo:min-width="7.304cm" fo:padding-top="0.175cm" fo:padding-bottom="0.175cm" fo:padding-left="0.3cm" fo:padding-right="0.3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="Arrowheads_20_5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="Arrowheads_20_6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554cm" fo:min-width="5.80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 style:list-style-name="L1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554cm" fo:min-width="3.304cm" fo:padding-top="0.175cm" fo:padding-bottom="0.175cm" fo:padding-left="0.3cm" fo:padding-right="0.3cm"/>
      <style:paragraph-properties style:writing-mode="lr-tb"/>
    </style:style>
    <style:style style:name="gr12" style:family="graphic" style:parent-style-name="objectwithoutfill">
      <style:graphic-properties svg:stroke-width="0.1cm" svg:stroke-color="#000000" draw:marker-start-width="0.35cm" draw:marker-end="Arrowheads_20_10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1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554cm" fo:min-width="3.304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35cm" draw:marker-end="Arrowheads_20_13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00" draw:marker-start-width="0.35cm" draw:marker-end="Arrowheads_20_15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0000" draw:marker-start-width="0.35cm" draw:marker-end="Arrowheads_20_16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64cm" fo:min-width="2.334cm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Arrowheads_20_17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Arrowheads_20_18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20" style:family="graphic" style:parent-style-name="objectwithoutfill">
      <style:graphic-properties svg:stroke-width="0.1cm" svg:stroke-color="#000000" draw:marker-start-width="0.35cm" draw:marker-end="Arrowheads_20_19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00000" draw:marker-start-width="0.35cm" draw:marker-end="Arrowheads_20_20" draw:marker-end-width="0.45cm" draw:fill="none" draw:textarea-vertical-align="middle" fo:padding-top="0.175cm" fo:padding-bottom="0.175cm" fo:padding-left="0.3cm" fo:padding-right="0.3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24" style:family="graphic" style:parent-style-name="standard">
      <style:graphic-properties draw:stroke="dash" draw:stroke-dash="Dot_20__28_Rounded_29_" svg:stroke-width="0.1cm" svg:stroke-color="#000000" draw:marker-start-width="0.35cm" draw:marker-end-width="0.35cm" svg:stroke-linecap="round" draw:fill="none" draw:textarea-horizontal-align="justify" draw:textarea-vertical-align="middle" draw:auto-grow-height="false" fo:min-height="3.26cm" fo:min-width="4.01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6" style:family="graphic" style:parent-style-name="objectwithoutfill">
      <style:graphic-properties svg:stroke-width="0.1cm" svg:stroke-color="#000000" draw:marker-start-width="0.35cm" draw:marker-end="Arrowheads_20_38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000000" draw:marker-start-width="0.35cm" draw:marker-end="Arrowheads_20_41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000000" draw:marker-start-width="0.35cm" draw:marker-end="Arrowheads_20_42" draw:marker-end-width="0.4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000000" draw:marker-start-width="0.35cm" draw:marker-end="Arrowheads_20_43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0000" draw:marker-start-width="0.15cm" draw:marker-end="Arrowheads_20_44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000000" draw:marker-start-width="0.35cm" draw:marker-end="Arrowheads_20_47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000000" draw:marker-start-width="0.35cm" draw:marker-end="Arrowheads_20_48" draw:marker-end-width="0.45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000000" draw:marker-start="Arrowheads_20_49" draw:marker-start-width="0.45cm" draw:marker-end="Arrowheads_20_50" draw:marker-end-width="0.4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456cm" fo:min-width="4.206cm" fo:padding-top="0.175cm" fo:padding-bottom="0.175cm" fo:padding-left="0.3cm" fo:padding-right="0.3cm"/>
      <style:paragraph-properties style:writing-mode="lr-tb"/>
    </style:style>
    <style:style style:name="gr35" style:family="graphic" style:parent-style-name="objectwithoutfill">
      <style:graphic-properties svg:stroke-width="0.1cm" svg:stroke-color="#000000" draw:marker-start-width="0.35cm" draw:marker-end="Arrowheads_20_24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000000" draw:marker-start-width="0.35cm" draw:marker-end="Arrowheads_20_25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marker-start-width="0.35cm" draw:marker-end="Arrowheads_20_26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dash" draw:stroke-dash="Dash_20__28_Rounded_29_" svg:stroke-width="0.1cm" svg:stroke-color="#000000" draw:marker-start-width="0.35cm" draw:marker-end-width="0.35cm" svg:stroke-linecap="round" draw:fill="none" draw:textarea-horizontal-align="justify" draw:textarea-vertical-align="middle" draw:auto-grow-height="false" fo:min-height="0.554cm" fo:min-width="4.304cm" fo:padding-top="0.175cm" fo:padding-bottom="0.175cm" fo:padding-left="0.3cm" fo:padding-right="0.3cm"/>
      <style:paragraph-properties style:writing-mode="lr-tb"/>
    </style:style>
    <style:style style:name="gr39" style:family="graphic" style:parent-style-name="objectwithoutfill">
      <style:graphic-properties draw:stroke="dash" draw:stroke-dash="Dot_20__28_Rounded_29_" svg:stroke-width="0.1cm" svg:stroke-color="#000000" draw:marker-start-width="0.35cm" draw:marker-end="Arrowheads_20_27" draw:marker-end-width="0.45cm" svg:stroke-linecap="round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draw:stroke="dash" draw:stroke-dash="Dot_20__28_Rounded_29_" svg:stroke-width="0.1cm" svg:stroke-color="#000000" draw:marker-start-width="0.35cm" draw:marker-end="Arrowheads_20_28" draw:marker-end-width="0.45cm" svg:stroke-linecap="round" draw:fill="none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draw:stroke="dash" draw:stroke-dash="Dot_20__28_Rounded_29_" svg:stroke-width="0.1cm" svg:stroke-color="#000000" draw:marker-start-width="0.35cm" draw:marker-end="Arrowheads_20_30" draw:marker-end-width="0.45cm" svg:stroke-linecap="round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draw:stroke="dash" draw:stroke-dash="Dot_20__28_Rounded_29_" svg:stroke-width="0.1cm" svg:stroke-color="#000000" draw:marker-start-width="0.35cm" draw:marker-end="Arrowheads_20_31" draw:marker-end-width="0.45cm" svg:stroke-linecap="round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draw:stroke="dash" draw:stroke-dash="Dot_20__28_Rounded_29_" svg:stroke-width="0.1cm" svg:stroke-color="#000000" draw:marker-start-width="0.35cm" draw:marker-end="Arrowheads_20_32" draw:marker-end-width="0.45cm" svg:stroke-linecap="round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draw:stroke="dash" draw:stroke-dash="Dot_20__28_Rounded_29_" svg:stroke-width="0.1cm" svg:stroke-color="#000000" draw:marker-start-width="0.35cm" draw:marker-end="Arrowheads_20_33" draw:marker-end-width="0.45cm" svg:stroke-linecap="round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Dot_20__28_Rounded_29_" svg:stroke-width="0.1cm" svg:stroke-color="#000000" draw:marker-start-width="0.35cm" draw:marker-end="Arrowheads_20_34" draw:marker-end-width="0.45cm" svg:stroke-linecap="round" draw:fill="none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draw:stroke="dash" draw:stroke-dash="Dot_20__28_Rounded_29_" svg:stroke-width="0.1cm" svg:stroke-color="#000000" draw:marker-start-width="0.35cm" draw:marker-end="Arrowheads_20_36" draw:marker-end-width="0.45cm" svg:stroke-linecap="round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draw:stroke="dash" draw:stroke-dash="Dot_20__28_Rounded_29_" svg:stroke-width="0.1cm" svg:stroke-color="#000000" draw:marker-start-width="0.35cm" draw:marker-end="Arrowheads_20_37" draw:marker-end-width="0.45cm" svg:stroke-linecap="round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mes New Roman" fo:font-size="20pt" fo:font-weight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imes New Roman" fo:font-size="12pt" style:font-size-asian="12pt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Times New Roman" fo:font-size="12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  <style:text-properties fo:font-size="16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" fo:font-size="16pt" fo:font-weight="bold"/>
    </style:style>
    <style:style style:name="P12" style:family="paragraph">
      <style:paragraph-properties fo:text-align="center"/>
      <style:text-properties fo:font-size="15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Times New Roman" fo:font-size="15pt" fo:font-weight="bold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20pt" fo:font-weight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weight="bold"/>
    </style:style>
    <style:style style:name="T5" style:family="text">
      <style:text-properties style:font-name="Times New Roman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cm" svg:height="1cm" svg:x="1cm" svg:y="4.5cm">
          <text:p text:style-name="P1"><text:span text:style-name="T1">CSV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14cm" svg:x="0.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5cm" svg:height="14cm" svg:x="6.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14cm" svg:x="22.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cm" svg:height="1cm" svg:x="1cm" svg:y="5.5cm">
          <text:p text:style-name="P1"><text:span text:style-name="T1">Pandas Data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cm" svg:height="1.034cm" svg:x="1.3cm" svg:y="1.466cm">
          <draw:text-box>
            <text:p text:style-name="P4"><text:span text:style-name="T2">Input</text:span></text:p>
          </draw:text-box>
        </draw:frame>
        <draw:frame draw:style-name="gr4" draw:text-style-name="P5" draw:layer="layout" svg:width="4cm" svg:height="1.034cm" svg:x="12.3cm" svg:y="1.4cm">
          <draw:text-box>
            <text:p text:style-name="P4"><text:span text:style-name="T2">Functions</text:span></text:p>
          </draw:text-box>
        </draw:frame>
        <draw:custom-shape draw:style-name="gr1" draw:text-style-name="P2" xml:id="id3" draw:id="id3" draw:layer="layout" svg:width="4cm" svg:height="1cm" svg:x="23cm" svg:y="4.5cm">
          <text:p text:style-name="P6"><text:span text:style-name="T1">Pandas Data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cm" svg:height="1cm" svg:x="23cm" svg:y="5.5cm">
          <text:p text:style-name="P6"><text:span text:style-name="T1">CSV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8cm" svg:height="1cm" svg:x="10cm" svg:y="4.5cm">
          <text:p text:style-name="P1"><text:span text:style-name="T1">Generate Pandas Data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8cm" svg:height="1cm" svg:x="10cm" svg:y="5.5cm">
          <text:p text:style-name="P1"><text:span text:style-name="T1">Export Pandas Data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5cm" svg:y1="5cm" svg:x2="10cm" svg:y2="5cm" draw:start-shape="id1" draw:start-glue-point="1" draw:end-shape="id2" draw:end-glue-point="3" svg:d="M5000 5000h5000" svg:viewBox="0 0 5001 1">
          <text:p/>
        </draw:connector>
        <draw:connector draw:style-name="gr7" draw:text-style-name="P3" draw:layer="layout" draw:type="line" svg:x1="18cm" svg:y1="5cm" svg:x2="23cm" svg:y2="5cm" draw:start-shape="id2" draw:start-glue-point="1" draw:end-shape="id3" draw:end-glue-point="3" svg:d="M18000 5000h5000" svg:viewBox="0 0 5001 1">
          <text:p/>
        </draw:connector>
        <draw:connector draw:style-name="gr8" draw:text-style-name="P3" draw:layer="layout" draw:type="line" svg:x1="5cm" svg:y1="6cm" svg:x2="10cm" svg:y2="6cm" draw:start-shape="id4" draw:start-glue-point="1" draw:end-shape="id5" draw:end-glue-point="3" svg:d="M5000 6000h5000" svg:viewBox="0 0 5001 1">
          <text:p/>
        </draw:connector>
        <draw:connector draw:style-name="gr9" draw:text-style-name="P3" draw:layer="layout" draw:type="line" svg:x1="18cm" svg:y1="6cm" svg:x2="23cm" svg:y2="6cm" draw:start-shape="id5" draw:start-glue-point="1" draw:end-shape="id6" draw:end-glue-point="3" svg:d="M18000 6000h5000" svg:viewBox="0 0 5001 1">
          <text:p/>
        </draw:connector>
        <draw:frame draw:style-name="gr4" draw:text-style-name="P5" draw:layer="layout" svg:width="3.5cm" svg:height="1.034cm" svg:x="23.5cm" svg:y="1.466cm">
          <draw:text-box>
            <text:p text:style-name="P4"><text:span text:style-name="T2">Output</text:span></text:p>
          </draw:text-box>
        </draw:frame>
        <draw:custom-shape draw:style-name="gr5" draw:text-style-name="P2" xml:id="id8" draw:id="id8" draw:layer="layout" svg:width="8cm" svg:height="1cm" svg:x="10cm" svg:y="12.5cm">
          <text:p text:style-name="P1"><text:span text:style-name="T1">Generate 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6.5cm" svg:height="1cm" svg:x="14cm" svg:y="8.5cm">
          <text:p text:style-name="P1"><text:span text:style-name="T1">Calculate summary statis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1" draw:id="id11" draw:layer="layout" svg:width="4cm" svg:height="1cm" svg:x="23.021cm" svg:y="9cm">
          <text:p text:style-name="P6"><text:span text:style-name="T1">Output TXT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cm" svg:height="1cm" svg:x="0.936cm" svg:y="10.78cm">
          <text:p text:style-name="P1"><text:span text:style-name="T1">Graph 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2" draw:id="id12" draw:layer="layout" svg:width="6.5cm" svg:height="1cm" svg:x="14cm" svg:y="9.5cm">
          <text:p text:style-name="P1"><text:span text:style-name="T1">Calculate descriptive statis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line-skew="0.449cm" svg:x1="2.936cm" svg:y1="11.78cm" svg:x2="14cm" svg:y2="13.5cm" draw:start-shape="id7" draw:start-glue-point="2" draw:end-shape="id8" draw:end-glue-point="2" svg:d="M2936 11780v2720h11064v-1000" svg:viewBox="0 0 11065 2721">
          <text:p/>
        </draw:connector>
        <draw:custom-shape draw:style-name="gr13" draw:text-style-name="P7" xml:id="id9" draw:id="id9" draw:layer="layout" svg:width="4cm" svg:height="1cm" svg:x="23cm" svg:y="12.5cm">
          <text:p text:style-name="P6"><text:span text:style-name="T1">Graphs in 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type="line" svg:x1="18cm" svg:y1="13cm" svg:x2="23cm" svg:y2="13cm" draw:start-shape="id8" draw:start-glue-point="1" draw:end-shape="id9" draw:end-glue-point="3" svg:d="M18000 13000h5000" svg:viewBox="0 0 5001 1">
          <text:p/>
        </draw:connector>
        <draw:connector draw:style-name="gr15" draw:text-style-name="P3" draw:layer="layout" draw:line-skew="0.238cm" svg:x1="20.5cm" svg:y1="9cm" svg:x2="25.021cm" svg:y2="9cm" draw:start-shape="id10" draw:start-glue-point="1" draw:end-shape="id11" draw:end-glue-point="0" svg:d="M20500 9000h1500v-550h3021v550" svg:viewBox="0 0 4522 551">
          <text:p/>
        </draw:connector>
        <draw:connector draw:style-name="gr16" draw:text-style-name="P3" draw:layer="layout" draw:line-skew="0.238cm" svg:x1="20.5cm" svg:y1="10cm" svg:x2="25.021cm" svg:y2="10cm" draw:start-shape="id12" draw:start-glue-point="1" draw:end-shape="id11" draw:end-glue-point="2" svg:d="M20500 10000h1500v551h3021v-551" svg:viewBox="0 0 4522 552">
          <text:p/>
        </draw:connector>
        <draw:custom-shape draw:style-name="gr17" draw:text-style-name="P2" xml:id="id13" draw:id="id13" draw:layer="layout" svg:width="4.5cm" svg:height="3cm" svg:x="8cm" svg:y="8cm">
          <text:p text:style-name="P1"><text:span text:style-name="T1">Check Column Typ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8" draw:text-style-name="P8" draw:layer="layout" svg:x1="10.25cm" svg:y1="8cm" svg:x2="17.25cm" svg:y2="8.5cm" draw:start-shape="id13" draw:start-glue-point="5" draw:end-shape="id10" svg:d="M10250 8000v-550h7000v1050" svg:viewBox="0 0 7001 1051">
          <text:p text:style-name="P4"><text:span text:style-name="T3">Numerical</text:span></text:p>
        </draw:connector>
        <draw:connector draw:style-name="gr19" draw:text-style-name="P8" draw:layer="layout" svg:x1="10.25cm" svg:y1="11cm" svg:x2="17.25cm" svg:y2="10.5cm" draw:start-shape="id13" draw:start-glue-point="8" draw:end-shape="id12" svg:d="M10250 11000v552h7000v-1052" svg:viewBox="0 0 7001 1053">
          <text:p text:style-name="P4"><text:span text:style-name="T3">Categorical</text:span></text:p>
        </draw:connector>
        <draw:connector draw:style-name="gr20" draw:text-style-name="P3" draw:layer="layout" svg:x1="3cm" svg:y1="6.5cm" svg:x2="8.562cm" svg:y2="9.5cm" draw:start-shape="id4" draw:start-glue-point="2" draw:end-shape="id13" draw:end-glue-point="9" svg:d="M3000 6500v3000h5562" svg:viewBox="0 0 5563 3001">
          <text:p/>
        </draw:connector>
        <draw:connector draw:style-name="gr21" draw:text-style-name="P3" draw:layer="layout" draw:line-skew="-0.646cm" svg:x1="5.842cm" svg:y1="9.504cm" svg:x2="10cm" svg:y2="13cm" draw:end-shape="id8" draw:end-glue-point="3" svg:d="M5842 9504h1158v3496h3000" svg:viewBox="0 0 4159 3497">
          <text:p/>
        </draw:connector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3" draw:layer="layout" svg:width="15cm" svg:height="14cm" svg:x="6.501cm" svg:y="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6cm" svg:height="0.878cm" svg:x="11.5cm" svg:y="1.4cm">
          <draw:text-box>
            <text:p text:style-name="P10"><text:span text:style-name="T4">Data </text:span><text:span text:style-name="T5">Analysis Object</text:span></text:p>
          </draw:text-box>
        </draw:frame>
        <draw:custom-shape draw:style-name="gr24" draw:text-style-name="P3" draw:layer="layout" svg:width="5cm" svg:height="4cm" svg:x="22.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14cm" svg:x="0.5cm" svg:y="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5cm" svg:height="4cm" svg:x="22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5cm" svg:height="4cm" svg:x="22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draw:layer="layout" svg:width="5cm" svg:height="1cm" svg:x="22.5cm" svg:y="1cm">
          <draw:text-box>
            <text:p text:style-name="P12"><text:span text:style-name="T4">Data Frame Object</text:span></text:p>
          </draw:text-box>
        </draw:frame>
        <draw:frame draw:style-name="gr25" draw:text-style-name="P13" draw:layer="layout" svg:width="5cm" svg:height="1cm" svg:x="22.5cm" svg:y="6cm">
          <draw:text-box>
            <text:p text:style-name="P12"><text:span text:style-name="T4">Data Frame Object</text:span></text:p>
          </draw:text-box>
        </draw:frame>
        <draw:frame draw:style-name="gr25" draw:text-style-name="P13" draw:layer="layout" svg:width="5cm" svg:height="1cm" svg:x="22.5cm" svg:y="11cm">
          <draw:text-box>
            <text:p text:style-name="P12"><text:span text:style-name="T4">Data Frame Object</text:span></text:p>
          </draw:text-box>
        </draw:frame>
        <draw:frame draw:style-name="gr23" draw:text-style-name="P11" draw:layer="layout" svg:width="4.7cm" svg:height="0.878cm" svg:x="0.8cm" svg:y="1.122cm">
          <draw:text-box>
            <text:p text:style-name="P10"><text:span text:style-name="T4">User Program</text:span></text:p>
          </draw:text-box>
        </draw:frame>
        <draw:custom-shape draw:style-name="gr5" draw:text-style-name="P2" xml:id="id17" draw:id="id17" draw:layer="layout" svg:width="8cm" svg:height="1cm" svg:x="10cm" svg:y="5.5cm">
          <text:p text:style-name="P1"><text:span text:style-name="T1">User Public 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cm" svg:x="23cm" svg:y="2cm">
          <text:p text:style-name="P1"><text:span text:style-name="T1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4cm" svg:height="1cm" svg:x="23cm" svg:y="3.001cm">
          <text:p text:style-name="P1"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cm" svg:x="23cm" svg:y="7cm">
          <text:p text:style-name="P1"><text:span text:style-name="T1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4cm" svg:height="1cm" svg:x="23cm" svg:y="8.001cm">
          <text:p text:style-name="P1"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cm" svg:x="23cm" svg:y="12cm">
          <text:p text:style-name="P1"><text:span text:style-name="T1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4cm" svg:height="1cm" svg:x="23cm" svg:y="13.001cm">
          <text:p text:style-name="P1"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4" draw:id="id14" draw:layer="layout" svg:width="8cm" svg:height="1cm" svg:x="10cm" svg:y="8cm">
          <text:p text:style-name="P1"><text:span text:style-name="T1">Thread 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3" draw:layer="layout" svg:x1="18cm" svg:y1="8.5cm" svg:x2="23cm" svg:y2="3.501cm" draw:start-shape="id14" draw:start-glue-point="1" draw:end-shape="id15" draw:end-glue-point="3" svg:d="M18000 8500h2501v-4999h2499" svg:viewBox="0 0 5001 5000">
          <text:p/>
        </draw:connector>
        <draw:custom-shape draw:style-name="gr1" draw:text-style-name="P2" xml:id="id18" draw:id="id18" draw:layer="layout" svg:width="4cm" svg:height="1cm" svg:x="1cm" svg:y="3cm">
          <text:p text:style-name="P1"><text:span text:style-name="T1">Import Data Analysis 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4cm" svg:height="1cm" svg:x="1cm" svg:y="5.5cm">
          <text:p text:style-name="P1"><text:span text:style-name="T1">Import Data Analysis 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1" draw:id="id21" draw:layer="layout" svg:width="4cm" svg:height="1cm" svg:x="1cm" svg:y="11cm">
          <text:p text:style-name="P1"><text:span text:style-name="T1">Execution 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3" draw:layer="layout" draw:type="line" svg:x1="5cm" svg:y1="6cm" svg:x2="10cm" svg:y2="6cm" draw:start-shape="id16" draw:start-glue-point="1" draw:end-shape="id17" draw:end-glue-point="3" svg:d="M5000 6000h5000" svg:viewBox="0 0 5001 1">
          <text:p/>
        </draw:connector>
        <draw:connector draw:style-name="gr28" draw:text-style-name="P3" draw:layer="layout" draw:type="line" svg:x1="14cm" svg:y1="6.5cm" svg:x2="14cm" svg:y2="8cm" draw:start-shape="id17" draw:start-glue-point="2" draw:end-shape="id14" draw:end-glue-point="0" svg:d="M14000 6500v1500" svg:viewBox="0 0 1 1501">
          <text:p/>
        </draw:connector>
        <draw:connector draw:style-name="gr29" draw:text-style-name="P3" draw:layer="layout" draw:type="line" svg:x1="3cm" svg:y1="4cm" svg:x2="3cm" svg:y2="5.5cm" draw:start-shape="id18" draw:start-glue-point="2" draw:end-shape="id16" draw:end-glue-point="0" svg:d="M3000 4000v1500" svg:viewBox="0 0 1 1501">
          <text:p/>
        </draw:connector>
        <draw:connector draw:style-name="gr30" draw:text-style-name="P3" draw:layer="layout" svg:x1="18cm" svg:y1="8.5cm" svg:x2="23cm" svg:y2="13.501cm" draw:start-shape="id14" draw:start-glue-point="1" draw:end-shape="id19" svg:d="M18000 8500h2501v5001h2499" svg:viewBox="0 0 5001 5002">
          <text:p/>
        </draw:connector>
        <draw:custom-shape draw:style-name="gr5" draw:text-style-name="P2" xml:id="id20" draw:id="id20" draw:layer="layout" svg:width="8cm" svg:height="1cm" svg:x="10cm" svg:y="11cm">
          <text:p text:style-name="P1"><text:span text:style-name="T1">Data Frame Exception Fl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3" draw:layer="layout" draw:type="line" svg:x1="14cm" svg:y1="9cm" svg:x2="14cm" svg:y2="11cm" draw:start-shape="id14" draw:start-glue-point="2" draw:end-shape="id20" draw:end-glue-point="0" svg:d="M14000 9000v2000" svg:viewBox="0 0 1 2001">
          <text:p/>
        </draw:connector>
        <draw:connector draw:style-name="gr32" draw:text-style-name="P3" draw:layer="layout" draw:type="line" svg:x1="10cm" svg:y1="11.5cm" svg:x2="5cm" svg:y2="11.5cm" draw:start-shape="id20" draw:start-glue-point="3" draw:end-shape="id21" draw:end-glue-point="1" svg:d="M10000 11500h-5000" svg:viewBox="0 0 5001 1">
          <text:p/>
        </draw:connector>
        <draw:connector draw:style-name="gr33" draw:text-style-name="P3" draw:layer="layout" draw:type="line" svg:x1="18cm" svg:y1="8.5cm" svg:x2="23cm" svg:y2="8.501cm" draw:start-shape="id14" draw:start-glue-point="1" draw:end-shape="id22" draw:end-glue-point="3" svg:d="M18000 8500l5000 1" svg:viewBox="0 0 5001 2">
          <text:p/>
        </draw:connector>
        <presentation:notes draw:style-name="dp1">
          <draw:page-thumbnail draw:style-name="gr22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4" draw:text-style-name="P2" xml:id="id24" draw:id="id24" draw:layer="layout" svg:width="5cm" svg:height="2cm" svg:x="1cm" svg:y="7cm">
          <text:p text:style-name="P1"><text:span text:style-name="T1">Master Bran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23" draw:id="id23" draw:layer="layout" svg:width="5cm" svg:height="2cm" svg:x="11.5cm" svg:y="2cm">
          <text:p text:style-name="P1"><text:span text:style-name="T1">Development Bran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25" draw:id="id25" draw:layer="layout" svg:width="5cm" svg:height="2cm" svg:x="11.5cm" svg:y="7cm">
          <text:p text:style-name="P1"><text:span text:style-name="T1">Bug-fix Bran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26" draw:id="id26" draw:layer="layout" svg:width="5cm" svg:height="2cm" svg:x="11.5cm" svg:y="12cm">
          <text:p text:style-name="P1"><text:span text:style-name="T1">Documentation Bran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3" draw:layer="layout" svg:x1="11.5cm" svg:y1="3cm" svg:x2="3.5cm" svg:y2="7cm" draw:start-shape="id23" draw:start-glue-point="3" draw:end-shape="id24" draw:end-glue-point="0" svg:d="M11500 3000h-8000v4000" svg:viewBox="0 0 8001 4001">
          <text:p/>
        </draw:connector>
        <draw:connector draw:style-name="gr36" draw:text-style-name="P3" draw:layer="layout" draw:type="line" svg:x1="11.5cm" svg:y1="8cm" svg:x2="6cm" svg:y2="8cm" draw:start-shape="id25" draw:start-glue-point="3" draw:end-shape="id24" draw:end-glue-point="1" svg:d="M11500 8000h-5500" svg:viewBox="0 0 5501 1">
          <text:p/>
        </draw:connector>
        <draw:connector draw:style-name="gr37" draw:text-style-name="P3" draw:layer="layout" svg:x1="11.5cm" svg:y1="13cm" svg:x2="3.5cm" svg:y2="9cm" draw:start-shape="id26" draw:start-glue-point="3" draw:end-shape="id24" draw:end-glue-point="2" svg:d="M11500 13000h-8000v-4000" svg:viewBox="0 0 8001 4001">
          <text:p/>
        </draw:connector>
        <draw:custom-shape draw:style-name="gr38" draw:text-style-name="P2" xml:id="id27" draw:id="id27" draw:layer="layout" svg:width="5cm" svg:height="1cm" svg:x="21cm" svg:y="0.9cm">
          <text:p text:style-name="P1"><text:span text:style-name="T1">Development Sub Branch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3" draw:layer="layout" svg:x1="21cm" svg:y1="1.4cm" svg:x2="14cm" svg:y2="2cm" draw:start-shape="id27" draw:start-glue-point="3" draw:end-shape="id23" draw:end-glue-point="0" svg:d="M21000 1400h-7000v600" svg:viewBox="0 0 7001 601">
          <text:p/>
        </draw:connector>
        <draw:custom-shape draw:style-name="gr38" draw:text-style-name="P2" xml:id="id28" draw:id="id28" draw:layer="layout" svg:width="5cm" svg:height="1cm" svg:x="21cm" svg:y="2.5cm">
          <text:p text:style-name="P1"><text:span text:style-name="T1">Development Sub Branch #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line" svg:x1="21cm" svg:y1="3cm" svg:x2="16.5cm" svg:y2="3cm" draw:start-shape="id28" draw:start-glue-point="3" draw:end-shape="id23" draw:end-glue-point="1" svg:d="M21000 3000h-4500" svg:viewBox="0 0 4501 1">
          <text:p/>
        </draw:connector>
        <draw:custom-shape draw:style-name="gr38" draw:text-style-name="P2" xml:id="id29" draw:id="id29" draw:layer="layout" svg:width="5cm" svg:height="1cm" svg:x="21cm" svg:y="4.1cm">
          <text:p text:style-name="P1"><text:span text:style-name="T1">Development Sub Branch #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" draw:layer="layout" svg:x1="21cm" svg:y1="4.6cm" svg:x2="14cm" svg:y2="4cm" draw:start-shape="id29" draw:start-glue-point="3" draw:end-shape="id23" draw:end-glue-point="2" svg:d="M21000 4600h-7000v-600" svg:viewBox="0 0 7001 601">
          <text:p/>
        </draw:connector>
        <draw:custom-shape draw:style-name="gr38" draw:text-style-name="P2" xml:id="id30" draw:id="id30" draw:layer="layout" svg:width="5cm" svg:height="1cm" svg:x="21cm" svg:y="5.9cm">
          <text:p text:style-name="P1"><text:span text:style-name="T1">Bug-fix Sub Branch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3" draw:layer="layout" svg:x1="21cm" svg:y1="6.4cm" svg:x2="14cm" svg:y2="7cm" draw:start-shape="id30" draw:start-glue-point="3" draw:end-shape="id25" draw:end-glue-point="0" svg:d="M21000 6400h-7000v600" svg:viewBox="0 0 7001 601">
          <text:p/>
        </draw:connector>
        <draw:custom-shape draw:style-name="gr38" draw:text-style-name="P2" xml:id="id32" draw:id="id32" draw:layer="layout" svg:width="5cm" svg:height="1cm" svg:x="21cm" svg:y="7.5cm">
          <text:p text:style-name="P1"><text:span text:style-name="T1">Bug-fix Sub Branch #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31" draw:id="id31" draw:layer="layout" svg:width="5cm" svg:height="1cm" svg:x="21cm" svg:y="9.1cm">
          <text:p text:style-name="P1"><text:span text:style-name="T1">Bug-fix Sub Branch #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3" draw:layer="layout" svg:x1="21cm" svg:y1="9.6cm" svg:x2="14cm" svg:y2="9cm" draw:start-shape="id31" draw:start-glue-point="3" draw:end-shape="id25" draw:end-glue-point="2" svg:d="M21000 9600h-7000v-600" svg:viewBox="0 0 7001 601">
          <text:p/>
        </draw:connector>
        <draw:connector draw:style-name="gr44" draw:text-style-name="P3" draw:layer="layout" draw:type="line" svg:x1="21cm" svg:y1="8cm" svg:x2="16.5cm" svg:y2="8cm" draw:start-shape="id32" draw:start-glue-point="3" draw:end-shape="id25" draw:end-glue-point="1" svg:d="M21000 8000h-4500" svg:viewBox="0 0 4501 1">
          <text:p/>
        </draw:connector>
        <draw:custom-shape draw:style-name="gr38" draw:text-style-name="P2" xml:id="id35" draw:id="id35" draw:layer="layout" svg:width="5cm" svg:height="1cm" svg:x="21cm" svg:y="10.9cm">
          <text:p text:style-name="P1"><text:span text:style-name="T1">Documentation Sub Branch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33" draw:id="id33" draw:layer="layout" svg:width="5cm" svg:height="1cm" svg:x="21cm" svg:y="12.5cm">
          <text:p text:style-name="P1"><text:span text:style-name="T1">Documentation Sub Branch #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34" draw:id="id34" draw:layer="layout" svg:width="5cm" svg:height="1cm" svg:x="21cm" svg:y="14.1cm">
          <text:p text:style-name="P1"><text:span text:style-name="T1">Documentation Sub Branch #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3" draw:layer="layout" draw:type="line" svg:x1="21cm" svg:y1="13cm" svg:x2="16.5cm" svg:y2="13cm" draw:start-shape="id33" draw:start-glue-point="3" draw:end-shape="id26" draw:end-glue-point="1" svg:d="M21000 13000h-4500" svg:viewBox="0 0 4501 1">
          <text:p/>
        </draw:connector>
        <draw:connector draw:style-name="gr46" draw:text-style-name="P3" draw:layer="layout" svg:x1="21cm" svg:y1="14.6cm" svg:x2="14cm" svg:y2="14cm" draw:start-shape="id34" draw:start-glue-point="3" draw:end-shape="id26" draw:end-glue-point="2" svg:d="M21000 14600h-7000v-600" svg:viewBox="0 0 7001 601">
          <text:p/>
        </draw:connector>
        <draw:connector draw:style-name="gr47" draw:text-style-name="P3" draw:layer="layout" svg:x1="21cm" svg:y1="11.4cm" svg:x2="14cm" svg:y2="12cm" draw:start-shape="id35" draw:start-glue-point="3" draw:end-shape="id26" draw:end-glue-point="0" svg:d="M21000 11400h-7000v600" svg:viewBox="0 0 7001 601">
          <text:p/>
        </draw:connector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6" draw:display-name="Arrowheads 6" svg:viewBox="0 0 20 20" svg:d="M0 20l10-20 10 20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8T14:58:53.751000000</meta:creation-date>
    <dc:date>2024-02-15T08:23:16.396000000</dc:date>
    <meta:editing-duration>PT46M32S</meta:editing-duration>
    <meta:editing-cycles>10</meta:editing-cycles>
    <meta:generator>LibreOffice/7.2.7.2$Windows_X86_64 LibreOffice_project/8d71d29d553c0f7dcbfa38fbfda25ee34cce99a2</meta:generator>
    <meta:document-statistic meta:object-count="113"/>
  </office:meta>
</office:document-meta>
</file>